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Marathi" svg:font-family="Lohit Marath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extbody" style:master-page-name="MP0" style:family="paragraph">
      <style:paragraph-properties fo:break-before="page"/>
    </style:style>
    <style:style style:name="T2" style:parent-style-name="StrongEmphasis" style:family="text">
      <style:text-properties fo:color="#000000"/>
    </style:style>
    <style:style style:name="T3" style:parent-style-name="DefaultParagraphFont" style:family="text">
      <style:text-properties fo:color="#000000"/>
    </style:style>
    <style:style style:name="T4" style:parent-style-name="DefaultParagraphFont" style:family="text">
      <style:text-properties fo:color="#FF0000"/>
    </style:style>
    <style:style style:name="T5" style:parent-style-name="DefaultParagraphFont" style:family="text">
      <style:text-properties fo:color="#000000"/>
    </style:style>
    <style:style style:name="T6" style:parent-style-name="DefaultParagraphFont" style:family="text">
      <style:text-properties fo:color="#000080"/>
    </style:style>
    <style:style style:name="T7" style:parent-style-name="DefaultParagraphFont" style:family="text">
      <style:text-properties fo:color="#000000"/>
    </style:style>
    <style:style style:name="T8" style:parent-style-name="StrongEmphasis" style:family="text">
      <style:text-properties fo:color="#000000"/>
    </style:style>
    <style:style style:name="T9" style:parent-style-name="DefaultParagraphFont" style:family="text">
      <style:text-properties fo:color="#000000"/>
    </style:style>
    <style:style style:name="P10" style:parent-style-name="Textbody" style:family="paragraph">
      <style:text-properties fo:color="#000000"/>
    </style:style>
    <style:style style:name="T11" style:parent-style-name="DefaultParagraphFont" style:family="text">
      <style:text-properties fo:color="#000000"/>
    </style:style>
    <style:style style:name="T12" style:parent-style-name="DefaultParagraphFont" style:family="text">
      <style:text-properties fo:color="#FF0000" fo:background-color="#FFFFFF"/>
    </style:style>
    <style:style style:name="T13" style:parent-style-name="DefaultParagraphFont" style:family="text">
      <style:text-properties fo:color="#000000"/>
    </style:style>
    <style:style style:name="T14" style:parent-style-name="DefaultParagraphFont" style:family="text">
      <style:text-properties fo:color="#FF0000" fo:background-color="#FFFFFF"/>
    </style:style>
    <style:style style:name="T15" style:parent-style-name="StrongEmphasis" style:family="text">
      <style:text-properties fo:color="#FF0000" fo:background-color="#FFFFFF"/>
    </style:style>
    <style:style style:name="T16" style:parent-style-name="StrongEmphasis" style:family="text">
      <style:text-properties fo:color="#0000FF"/>
    </style:style>
    <style:style style:name="T17" style:parent-style-name="DefaultParagraphFont" style:family="text">
      <style:text-properties fo:color="#0000FF"/>
    </style:style>
    <style:style style:name="P18" style:parent-style-name="Textbody" style:family="paragraph">
      <style:text-properties style:font-name="Courier New"/>
    </style:style>
    <style:style style:name="T19" style:parent-style-name="StrongEmphasis" style:family="text">
      <style:text-properties fo:color="#FF0000"/>
    </style:style>
    <style:style style:name="T20" style:parent-style-name="DefaultParagraphFont" style:family="text">
      <style:text-properties fo:color="#000000"/>
    </style:style>
    <style:style style:name="T21" style:parent-style-name="DefaultParagraphFont" style:family="text">
      <style:text-properties style:font-name="Courier New"/>
    </style:style>
    <style:style style:name="T22" style:parent-style-name="StrongEmphasis" style:family="text">
      <style:text-properties fo:color="#FF0000"/>
    </style:style>
    <style:style style:name="T23" style:parent-style-name="DefaultParagraphFont" style:family="text">
      <style:text-properties style:font-name="Courier New"/>
    </style:style>
    <style:style style:name="T24" style:parent-style-name="StrongEmphasis" style:family="text">
      <style:text-properties fo:color="#FF0000"/>
    </style:style>
    <style:style style:name="T25" style:parent-style-name="DefaultParagraphFont" style:family="text">
      <style:text-properties fo:color="#000000"/>
    </style:style>
    <style:style style:name="T26" style:parent-style-name="DefaultParagraphFont" style:family="text">
      <style:text-properties style:font-name="Courier New" fo:color="#000000"/>
    </style:style>
    <style:style style:name="T27" style:parent-style-name="DefaultParagraphFont" style:family="text">
      <style:text-properties fo:color="#000000"/>
    </style:style>
    <style:style style:name="T28" style:parent-style-name="StrongEmphasis" style:family="text">
      <style:text-properties fo:color="#FF0000"/>
    </style:style>
    <style:style style:name="T29" style:parent-style-name="StrongEmphasis" style:family="text">
      <style:text-properties fo:color="#0000FF"/>
    </style:style>
    <style:style style:name="T30" style:parent-style-name="DefaultParagraphFont" style:family="text">
      <style:text-properties fo:color="#000000"/>
    </style:style>
    <style:style style:name="T31" style:parent-style-name="StrongEmphasis" style:family="text">
      <style:text-properties fo:color="#FF0000"/>
    </style:style>
    <style:style style:name="T32" style:parent-style-name="StrongEmphasis" style:family="text">
      <style:text-properties fo:color="#0000FF"/>
    </style:style>
    <style:style style:name="T33" style:parent-style-name="DefaultParagraphFont" style:family="text">
      <style:text-properties fo:color="#000000"/>
    </style:style>
    <style:style style:name="T34" style:parent-style-name="StrongEmphasis" style:family="text">
      <style:text-properties fo:color="#000000"/>
    </style:style>
    <style:style style:name="T35" style:parent-style-name="StrongEmphasis" style:family="text">
      <style:text-properties fo:color="#FF0000"/>
    </style:style>
    <style:style style:name="T36" style:parent-style-name="StrongEmphasis" style:family="text">
      <style:text-properties fo:color="#0000FF"/>
    </style:style>
    <style:style style:name="P37" style:parent-style-name="Textbody" style:family="paragraph">
      <style:text-properties fo:color="#000000"/>
    </style:style>
    <style:style style:name="P38" style:parent-style-name="Textbody" style:family="paragraph">
      <style:text-properties fo:color="#000000"/>
    </style:style>
    <style:style style:name="T39" style:parent-style-name="StrongEmphasis" style:family="text">
      <style:text-properties fo:color="#FF0000"/>
    </style:style>
    <style:style style:name="T40" style:parent-style-name="DefaultParagraphFont" style:family="text">
      <style:text-properties fo:color="#000080"/>
    </style:style>
    <style:style style:name="T41" style:parent-style-name="StrongEmphasis" style:family="text">
      <style:text-properties fo:color="#000080"/>
    </style:style>
    <style:style style:name="P42" style:parent-style-name="Textbody" style:family="paragraph">
      <style:text-properties fo:color="#000080"/>
    </style:style>
    <style:style style:name="T43" style:parent-style-name="StrongEmphasis" style:family="text">
      <style:text-properties fo:color="#000080"/>
    </style:style>
    <style:style style:name="P44" style:parent-style-name="Textbody" style:family="paragraph">
      <style:text-properties fo:color="#000000"/>
    </style:style>
    <style:style style:name="P45" style:parent-style-name="Textbody" style:family="paragraph">
      <style:text-properties fo:color="#000000"/>
    </style:style>
    <style:style style:name="P46" style:parent-style-name="Textbody" style:family="paragraph">
      <style:text-properties fo:color="#000000"/>
    </style:style>
    <style:style style:name="P47" style:parent-style-name="Textbody" style:family="paragraph">
      <style:text-properties fo:color="#000000"/>
    </style:style>
    <style:style style:name="P48" style:parent-style-name="Textbody" style:family="paragraph">
      <style:text-properties fo:color="#000000"/>
    </style:style>
    <style:style style:name="T49" style:parent-style-name="DefaultParagraphFont" style:family="text">
      <style:text-properties fo:color="#339966"/>
    </style:style>
    <style:style style:name="T50" style:parent-style-name="DefaultParagraphFont" style:family="text">
      <style:text-properties fo:color="#000080"/>
    </style:style>
  </office:automatic-styles>
  <office:body>
    <office:text text:use-soft-page-breaks="true">
      <text:p text:style-name="P1"><text:span text:style-name="T2">Assignment: Virtual Machines Setup</text:span></text:p>
      <text:p text:style-name="Textbody"><text:span text:style-name="T3">Install at least 3 virtual machines using the ISO images or some other technique, using VirtualBox software,</text:span><text:span text:style-name="T4"><text:s/>in Triple boot mode. </text:span><text:span text:style-name="T5"><text:s/>You can take help from the Wiki pages on COEP Wiki  <text:s/></text:span><text:a xlink:href="https://foss.coep.org.in/coepwiki/index.php/Operating_Systems%20%20" office:target-frame-name="_top" xlink:show="replace"><text:span text:style-name="T6">https://foss.coep.org.in/coepwiki/index.php/Operating_Systems <text:s/></text:span></text:a></text:p>
      <text:p text:style-name="Textbody"><text:span text:style-name="T7">One of the 3 should be a GNU/Linux distribution, one Should be a variant of Windows, and the other can be anything<text:s/></text:span><text:span text:style-name="T8">(better to use some variant of Unix)</text:span><text:span text:style-name="T9">.</text:span></text:p>
      <text:p text:style-name="P10">You should have a</text:p>
      <text:p text:style-name="Textbody"><text:span text:style-name="T11">After the installation is done, reboot<text:s/></text:span><text:span text:style-name="T12">and</text:span><text:span text:style-name="T13"><text:s/>take a screenshot of the GRUB screen (showing the triple boot options). Call it <text:s/></text:span><text:span text:style-name="T14">1</text:span><text:span text:style-name="T15">grub.png</text:span></text:p>
      <text:p text:style-name="Textbody"><text:span text:style-name="T16">Boot using Linux System</text:span><text:span text:style-name="T17">.</text:span></text:p>
      <text:p text:style-name="Textbody">Inside it, mount all partitions of the two other operating systems.</text:p>
      <text:p text:style-name="Textbody">Now run</text:p>
      <text:p text:style-name="P18">$ df -h</text:p>
      <text:p text:style-name="Textbody">Take a screenshot called <text:s/><text:span text:style-name="T19">2df.png</text:span></text:p>
      <text:p text:style-name="Textbody"><text:span text:style-name="T20">The above should show free space remaining in all partitions of all operating systems.</text:span></text:p>
      <text:p text:style-name="Textbody">Run<text:s/><text:span text:style-name="T21">ls</text:span><text:s/>on the partition of the Windows system and take a screenshot. Call it<text:s/><text:span text:style-name="T22">3windows.png</text:span></text:p>
      <text:p text:style-name="Textbody">Run <text:span text:style-name="T23">ls</text:span><text:s/>on all the partitions of the third operating system and take a screenshot. Call it<text:s/><text:span text:style-name="T24">4thirdos.png</text:span></text:p>
      <text:p text:style-name="Textbody"><text:span text:style-name="T25">Run<text:s/></text:span><text:span text:style-name="T26">cat /proc/partitions</text:span><text:span text:style-name="T27"><text:s/>on Linux and take a screenshot. Call it<text:s/></text:span><text:span text:style-name="T28">5partitions.png</text:span></text:p>
      <text:p text:style-name="Textbody"><text:span text:style-name="T29">Boot using Windows</text:span></text:p>
      <text:p text:style-name="Textbody"><text:span text:style-name="T30">Go to disk administration in Control panel showing the list of partitions. Take a screenshot. Call it <text:s/></text:span><text:span text:style-name="T31">6partitions.png</text:span></text:p>
      <text:p text:style-name="Textbody"><text:span text:style-name="T32">Boot using the third OS</text:span></text:p>
      <text:p text:style-name="Textbody"><text:span text:style-name="T33">Figure out how to see the list of partitions on this OS. Take a screenshot and call it </text:span><text:span text:style-name="T34"><text:s/></text:span><text:span text:style-name="T35">7partitions.png</text:span></text:p>
      <text:p text:style-name="Textbody"><text:span text:style-name="T36">Submission</text:span></text:p>
      <text:p text:style-name="P37">Submit a single MISID.tar.gz file with the above 7 files in it.  DO NOT SUBMIT a  .zip file, or a .rar file or any file that is not actually a tarred and gzipped file.</text:p>
      <text:p text:style-name="P38">Wrongly named files will get zero marks.</text:p>
      <text:p text:style-name="Textbody"><text:span text:style-name="T39">Notes</text:span><text:span text:style-name="T40">:</text:span></text:p>
      <text:p text:style-name="Textbody"><text:span text:style-name="T41">1) If you face any problems in the installation process, share them on the Discussion Forum.</text:span></text:p>
      <text:p text:style-name="P42">On Linux, advice: try various possible "disk partitioning" options. It offers you options like "Use Entire disk", "Guided", "Manual", etc. options. You should try all of them, for learning purpose. It is highly useful in the study of file systems. During submission, submit only one!</text:p>
      <text:p text:style-name="Textbody"><text:span text:style-name="T43">2) Possible list of OSes</text:span></text:p>
      <text:soft-page-break/>
      <text:p text:style-name="P44">Various variants of GNU/Linux (Debian, Ubuntu, Fedora, ArchLinux, Redhat EL, Kali, Mint, Hamara, etc. )</text:p>
      <text:p text:style-name="P45">Unixes (HP-UX, IBM-AIX, Open Solaris, Sun Solaris, Free BSD, MINIX, MAC-OS(?),  )</text:p>
      <text:p text:style-name="P46">Windows Variants (XP, 7, 10, NT, Server, etc. )</text:p>
      <text:p text:style-name="P47">Other (Android, Chromium OS, etc. )</text:p>
      <text:p text:style-name="P48">DOS can be used, but only as a 4th operating system.</text:p>
      <text:p text:style-name="Textbody"><text:span text:style-name="T49">3) ISO images are available at</text:span><text:a xlink:href="https://moodle.coep.org.in/moodle/%20https:/foss.coep.org.in/isos/%20" office:target-frame-name="_top" xlink:show="replace"><text:span text:style-name="T50"><text:s/>https://foss.coep.org.in/isos/<text: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Marathi" svg:font-family="Lohit Marath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Marath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mr"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uest User</dc:creator>
    <meta:creation-date>2022-01-09T09:49:00Z</meta:creation-date>
    <dc:date>2022-01-09T09:49:00Z</dc:date>
    <meta:template xlink:href="Normal.dotm" xlink:type="simple"/>
    <meta:editing-cycles>3</meta:editing-cycles>
    <meta:editing-duration>PT0S</meta:editing-duration>
    <meta:document-statistic meta:page-count="1" meta:paragraph-count="5" meta:word-count="380" meta:character-count="2541" meta:row-count="18" meta:non-whitespace-character-count="2166"/>
  </office:meta>
</office:document-meta>
</file>